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список задач какие нужно разобрать</text:p>
      <text:p text:style-name="Standard">ChatGPT</text:p>
      <text:p text:style-name="P1">ChatGPT</text:p>
      <text:p text:style-name="Text_20_body">Вот список задач, которые могут помочь вам понять и применить основы объектно-ориентированного программирования (ООП) в PHP:</text:p>
      <text:list xml:id="list8323755514077525897" text:style-name="L1">
        <text:list-item>
          <text:p text:style-name="P2"><text:span text:style-name="Strong_20_Emphasis">Система управления пользователями:</text:span></text:p>
          <text:list>
            <text:list-item>
              <text:p text:style-name="P3">Создание класса <text:span text:style-name="Source_20_Text">User</text:span> с методами для регистрации, входа и выхода пользователя.</text:p>
            </text:list-item>
            <text:list-item>
              <text:p text:style-name="P3">Реализация методов для валидации данных пользователя.</text:p>
            </text:list-item>
            <text:list-item>
              <text:p text:style-name="P3">Использование хеширования паролей для повышения безопасности.</text:p>
            </text:list-item>
          </text:list>
        </text:list-item>
        <text:list-item>
          <text:p text:style-name="P2"><text:span text:style-name="Strong_20_Emphasis">Система управления товарами:</text:span></text:p>
          <text:list>
            <text:list-item>
              <text:p text:style-name="P3">Создание класса <text:span text:style-name="Source_20_Text">Product</text:span> с методами для добавления, удаления и обновления товаров.</text:p>
            </text:list-item>
            <text:list-item>
              <text:p text:style-name="P3">Реализация методов для получения списка товаров по категориям.</text:p>
            </text:list-item>
            <text:list-item>
              <text:p text:style-name="P3">Использование наследования для создания классов для различных типов товаров.</text:p>
            </text:list-item>
          </text:list>
        </text:list-item>
        <text:list-item>
          <text:p text:style-name="P2"><text:span text:style-name="Strong_20_Emphasis">Система управления заказами:</text:span></text:p>
          <text:list>
            <text:list-item>
              <text:p text:style-name="P3">Создание класса <text:span text:style-name="Source_20_Text">Order</text:span> с методами для создания нового заказа, добавления товаров и расчета общей суммы заказа.</text:p>
            </text:list-item>
            <text:list-item>
              <text:p text:style-name="P3">Реализация методов для отображения списка заказов пользователя.</text:p>
            </text:list-item>
            <text:list-item>
              <text:p text:style-name="P3">Использование композиции для связи заказа с товарами.</text:p>
            </text:list-item>
          </text:list>
        </text:list-item>
        <text:list-item>
          <text:p text:style-name="P2"><text:span text:style-name="Strong_20_Emphasis">Разработка блога:</text:span></text:p>
          <text:list>
            <text:list-item>
              <text:p text:style-name="P3">Создание классов для представления статей, комментариев и пользователей блога.</text:p>
            </text:list-item>
            <text:list-item>
              <text:p text:style-name="P3">Реализация методов для добавления новых статей и комментариев.</text:p>
            </text:list-item>
            <text:list-item>
              <text:p text:style-name="P3">Использование наследования для создания классов для различных типов пользователей (администраторы, авторы, читатели).</text:p>
            </text:list-item>
          </text:list>
        </text:list-item>
        <text:list-item>
          <text:p text:style-name="P2"><text:span text:style-name="Strong_20_Emphasis">Система управления задачами:</text:span></text:p>
          <text:list>
            <text:list-item>
              <text:p text:style-name="P3">Создание класса <text:span text:style-name="Source_20_Text">Task</text:span> с методами для создания, обновления и удаления задач.</text:p>
            </text:list-item>
            <text:list-item>
              <text:p text:style-name="P3">Реализация методов для назначения задачи пользователю и отметки выполнения задачи.</text:p>
            </text:list-item>
            <text:list-item>
              <text:p text:style-name="P3">Использование интерфейсов для определения методов обработки задач.</text:p>
            </text:list-item>
          </text:list>
        </text:list-item>
        <text:list-item>
          <text:p text:style-name="P2"><text:span text:style-name="Strong_20_Emphasis">Система управления финансами:</text:span></text:p>
          <text:list>
            <text:list-item>
              <text:p text:style-name="P3">Создание класса <text:span text:style-name="Source_20_Text">Account</text:span> для представления банковского счета с методами для пополнения, списания средств и получения баланса.</text:p>
            </text:list-item>
            <text:list-item>
              <text:p text:style-name="P3">Реализация методов для категоризации транзакций и анализа расходов и доходов.</text:p>
            </text:list-item>
            <text:list-item>
              <text:p text:style-name="P3">Использование абстрактных классов или интерфейсов для разделения функциональности счетов и транзакций.</text:p>
            </text:list-item>
          </text:list>
        </text:list-item>
        <text:list-item>
          <text:p text:style-name="P2"><text:span text:style-name="Strong_20_Emphasis">Разработка игры:</text:span></text:p>
          <text:list>
            <text:list-item>
              <text:p text:style-name="P3">Создание классов для представления игрока, монстров, предметов и игрового мира.</text:p>
            </text:list-item>
            <text:list-item>
              <text:p text:style-name="P3">Реализация методов для перемещения игрока, боя с монстрами и взаимодействия с предметами.</text:p>
            </text:list-item>
            <text:list-item>
              <text:p text:style-name="P3">Использование наследования для создания классов для различных типов предметов и монстров.</text:p>
            </text:list-item>
          </text:list>
        </text:list-item>
        <text:list-item>
          <text:p text:style-name="P2"><text:soft-page-break/><text:span text:style-name="Strong_20_Emphasis">Система управления задачами на календаре:</text:span></text:p>
          <text:list>
            <text:list-item>
              <text:p text:style-name="P3">Создание класса <text:span text:style-name="Source_20_Text">Event</text:span> для представления событий на календаре с методами для добавления, обновления и удаления событий.</text:p>
            </text:list-item>
            <text:list-item>
              <text:p text:style-name="P3">Реализация методов для определения пересечений событий и управления уведомлениями.</text:p>
            </text:list-item>
            <text:list-item>
              <text:p text:style-name="P3">Использование интерфейсов для реализации различных типов событий (встреча, задача, напоминание).</text:p>
            </text:list-item>
          </text:list>
        </text:list-item>
        <text:list-item>
          <text:p text:style-name="P2"><text:span text:style-name="Strong_20_Emphasis">Система авторизации и аутентификации:</text:span></text:p>
          <text:list>
            <text:list-item>
              <text:p text:style-name="P3">Создание классов для работы с сессиями, хешированием паролей и проверкой доступа к защищенным ресурсам.</text:p>
            </text:list-item>
            <text:list-item>
              <text:p text:style-name="P3">Реализация методов для аутентификации пользователя, проверки прав доступа и управления сеансами пользователей.</text:p>
            </text:list-item>
            <text:list-item>
              <text:p text:style-name="P3">Использование наследования для создания классов для различных типов пользователей (администраторы, обычные пользователи).</text:p>
            </text:list-item>
          </text:list>
        </text:list-item>
        <text:list-item>
          <text:p text:style-name="P2"><text:span text:style-name="Strong_20_Emphasis">Разработка веб-приложения:</text:span></text:p>
          <text:list>
            <text:list-item>
              <text:p text:style-name="P3">Создание классов для представления контроллеров, моделей и представлений веб-приложения.</text:p>
            </text:list-item>
            <text:list-item>
              <text:p text:style-name="P3">Реализация методов для обработки HTTP-запросов, взаимодействия с базой данных и отображения данных на веб-страницах.</text:p>
            </text:list-item>
            <text:list-item>
              <text:p text:style-name="P2">Использование архитектурного шаблона MVC для организации кода веб-приложения.</text:p>
            </text:list-item>
          </text:list>
        </text:list-item>
      </text:list>
      <text:p text:style-name="Text_20_body">Решение этих задач поможет вам лучше понять принципы ООП в PHP и научиться применять их на практике для разработки различных типов приложений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4-05-01T02:04:50.40</dc:date>
    <meta:document-statistic meta:table-count="0" meta:image-count="0" meta:object-count="0" meta:page-count="2" meta:paragraph-count="45" meta:word-count="428" meta:character-count="3241"/>
    <dc:creator>Dima Wide</dc:creator>
    <meta:user-defined meta:name="Info 1"/>
    <meta:user-defined meta:name="Info 2"/>
    <meta:user-defined meta:name="Info 3"/>
    <meta:user-defined meta:name="Info 4"/>
  </office:meta>
</office:document-meta>
</file>